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9.74mm"/>
    </style:style>
    <style:style style:name="co2" style:family="table-column">
      <style:table-column-properties fo:break-before="auto" style:column-width="64.98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85.32mm"/>
    </style:style>
    <style:style style:name="co5" style:family="table-column">
      <style:table-column-properties fo:break-before="auto" style:column-width="90.05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" style:family="table-cell" style:parent-style-name="Default">
      <style:text-properties style:font-name="Liberation Sans" fo:font-size="20pt" style:font-name-asian="Noto Sans CJK SC Regular" style:font-size-asian="20pt" style:font-name-complex="FreeSans" style:font-size-complex="20pt"/>
    </style:style>
    <style:style style:name="ce5" style:family="table-cell" style:parent-style-name="Default">
      <style:table-cell-properties fo:background-color="#ffff00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ff6600"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ackground-color="transparent"/>
      <style:text-properties fo:color="#ff6600"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ackground-color="#ffff00"/>
      <style:text-properties fo:color="#ff6600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size-asian="20pt" style:font-size-complex="2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Aim</text:p>
          </table:table-cell>
          <table:table-cell table:style-name="ce1" office:value-type="string" calcext:value-type="string">
            <text:p>Revision 1</text:p>
          </table:table-cell>
          <table:table-cell table:style-name="ce1" office:value-type="string" calcext:value-type="string">
            <text:p>Revision 2</text:p>
          </table:table-cell>
          <table:table-cell table:style-name="ce1" office:value-type="string" calcext:value-type="string">
            <text:p>Revision 3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http://codeforces.com/problemset/problem/281/B</text:p>
          </table:table-cell>
          <table:table-cell office:value-type="string" calcext:value-type="string">
            <text:p>Solve it ASAP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problemset/problem/189/B</text:p>
          </table:table-cell>
          <table:table-cell office:value-type="string" calcext:value-type="string">
            <text:p>Find Logic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problemset/problem/244/B</text:p>
          </table:table-cell>
          <table:table-cell office:value-type="string" calcext:value-type="string">
            <text:p>Solve it ASAP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forces.com/problemset/problem/216/B</text:p>
          </table:table-cell>
          <table:table-cell office:value-type="string" calcext:value-type="string">
            <text:p>Solve it ASAP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problemset/problem/69/B</text:p>
          </table:table-cell>
          <table:table-cell office:value-type="string" calcext:value-type="string">
            <text:p>Understand Problem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problemset/problem/114/B</text:p>
          </table:table-cell>
          <table:table-cell office:value-type="string" calcext:value-type="string">
            <text:p>Try it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problemset/problem/451/B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<text:a xlink:href="http://codeforces.com/" xlink:type="simple">http://codeforces.com</text:a></text:span><text:span text:style-name="T1">/problemset/problem/486/B</text:span></text:p>
          </table:table-cell>
          <table:table-cell table:style-name="ce6"/>
          <table:table-cell table:number-columns-repeated="3" table:style-name="ce8" office:value-type="string" calcext:value-type="string">
            <text:p>X</text:p>
          </table:table-cell>
          <table:table-cell table:style-name="ce3" table:number-columns-repeated="1019"/>
        </table:table-row>
        <table:table-row table:style-name="ro2">
          <table:table-cell office:value-type="string" calcext:value-type="string">
            <text:p>http://codeforces.com/contest/387/problem/B</text:p>
          </table:table-cell>
          <table:table-cell table:style-name="Default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codeforces.com/problemset/problem/330/B" xlink:type="simple">http://codeforces.com/problemset/problem/330/B</text:a></text:p>
          </table:table-cell>
          <table:table-cell table:style-name="Default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codeforces.com/problemset/problem/289/B" xlink:type="simple">http://codeforces.com/problemset/problem/289/B</text:a>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codeforces.com/problemset/problem/233/B" xlink:type="simple">http://codeforces.com/problemset/problem/233/B</text:a>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codeforces.com/problemset/problem/219/B" xlink:type="simple">http://codeforces.com/problemset/problem/219/B</text:a>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codeforces.com/problemset/problem/205/B" xlink:type="simple">http://codeforces.com/problemset/problem/205/B</text:a>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ttp://codeforces.com/problemset/problem/96/B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codeforces.com/contest/768/problem/B" xlink:type="simple">http://codeforces.com/contest/768/problem/B</text:a>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deForces C – Problems</text:p>
          </table:table-cell>
          <table:table-cell table:style-name="ce5"/>
          <table:table-cell table:number-columns-repeated="3" table:style-name="ce9" office:value-type="string" calcext:value-type="string">
            <text:p>X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http://codeforces.com/problemset/problem/489/C</text:p>
          </table:table-cell>
          <table:table-cell office:value-type="string" calcext:value-type="string">
            <text:p>find simple logic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problemset/problem/466/C</text:p>
          </table:table-cell>
          <table:table-cell office:value-type="string" calcext:value-type="string">
            <text:p>Slove using DP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contest/764/problem/C</text:p>
          </table:table-cell>
          <table:table-cell office:value-type="string" calcext:value-type="string">
            <text:p>Solve it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s://www.hackerearth.com/practice/data-structures/disjoint-data-strutures/basics-of-disjoint-data-structures/practice-problems/algorithm/city-and-fireman-vincent/description/" xlink:type="simple">https://www.hackerearth.com/practice/data-structures/disjoint-data-strutures/basics-of-disjoint-data-structures/practice-problems/algorithm/city-and-fireman-vincent/description/</text:a></text:p>
          </table:table-cell>
          <table:table-cell office:value-type="string" calcext:value-type="string">
            <text:p>Try using Disjoint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<text:a xlink:href="http://codeforces.com/contest/478/problem/C" xlink:type="simple">http://codeforces.com/contest/478/problem/C</text:a></text:span></text:p>
          </table:table-cell>
          <table:table-cell table:style-name="Default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contest/767/problem/C</text:p>
          </table:table-cell>
          <table:table-cell table:style-name="Default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hackerearth.com/practice/data-structures/hash-tables/basics-of-hash-tables/practice-problems/algorithm/chandu-and-chandni/description/</text:p>
          </table:table-cell>
          <table:table-cell table:style-name="Default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contest/447/problem/C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www.spoj.com/problems/CUCKOO/" xlink:type="simple">http://www.spoj.com/problems/CUCKOO/</text:a>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contest/776/problem/C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deforces.com/contest/791/problem/B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1:32:22.810771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7:55:33.421902330</meta:creation-date>
    <dc:date>2017-03-20T11:33:02.184957609</dc:date>
    <meta:editing-duration>PT31M54S</meta:editing-duration>
    <meta:editing-cycles>33</meta:editing-cycles>
    <meta:generator>LibreOffice/5.1.6.2$Linux_X86_64 LibreOffice_project/10m0$Build-2</meta:generator>
    <meta:document-statistic meta:table-count="1" meta:cell-count="194" meta:object-count="0"/>
  </office:meta>
</office:document-meta>
</file>